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8.0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744in"/>
    </style:style>
    <style:style style:name="co8" style:family="table-column">
      <style:table-column-properties fo:break-before="auto" style:column-width="3.4783in"/>
    </style:style>
    <style:style style:name="co9" style:family="table-column">
      <style:table-column-properties fo:break-before="auto" style:column-width="2.8709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4126in"/>
    </style:style>
    <style:style style:name="co14" style:family="table-column">
      <style:table-column-properties fo:break-before="auto" style:column-width="0.9882in"/>
    </style:style>
    <style:style style:name="co15" style:family="table-column">
      <style:table-column-properties fo:break-before="auto" style:column-width="3.752in"/>
    </style:style>
    <style:style style:name="co16" style:family="table-column">
      <style:table-column-properties fo:break-before="auto" style:column-width="2.7583in"/>
    </style:style>
    <style:style style:name="co17" style:family="table-column">
      <style:table-column-properties fo:break-before="auto" style:column-width="2.60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633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0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dfcce4" fo:border="0.06pt solid #000000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111111" fo:border="0.06pt solid #000000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407927" fo:border="0.06pt solid #000000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dfcce4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407927" style:text-align-source="fix" style:repeat-content="false" fo:wrap-option="wrap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fff200"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dc578"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9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2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87d1d1" style:text-align-source="fix" style:repeat-content="false"/>
      <style:paragraph-properties fo:text-align="center" fo:margin-left="0in"/>
    </style: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9" style:family="table-cell" style:parent-style-name="Default">
      <style:table-cell-properties fo:background-color="#111111"/>
    </style:style>
    <style:style style:name="ce140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0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14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8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111111"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6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9" style:family="table-cell" style:parent-style-name="Default">
      <style:table-cell-properties fo:background-color="transparent"/>
    </style:style>
    <style:style style:name="ce137" style:family="table-cell" style:parent-style-name="Default">
      <style:text-properties style:text-line-through-style="solid" style:text-line-through-type="single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in"/>
      <style:text-properties fo:font-size="12pt" style:font-size-asian="12pt" style:font-size-complex="12pt"/>
    </style:style>
    <style:style style:name="ce147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48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8"/>
        <table:table-column table:style-name="co2" table:default-cell-style-name="ce118"/>
        <table:table-column table:style-name="co3" table:default-cell-style-name="ce127"/>
        <table:table-column table:style-name="co4" table:default-cell-style-name="ce13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00" office:value-type="string" calcext:value-type="string">
            <text:p>Componente</text:p>
          </table:table-cell>
          <table:table-cell table:style-name="ce109" office:value-type="string" calcext:value-type="string">
            <text:p>Nombre</text:p>
          </table:table-cell>
          <table:table-cell table:style-name="ce109" office:value-type="string" calcext:value-type="string">
            <text:p>Pines</text:p>
          </table:table-cell>
          <table:table-cell table:style-name="ce109" office:value-type="string" calcext:value-type="string">
            <text:p>Comp. Req.</text:p>
          </table:table-cell>
          <table:table-cell table:style-name="ce136" office:value-type="string" calcext:value-type="string">
            <text:p>Link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egulador 3.3V</text:p>
          </table:table-cell>
          <table:table-cell table:style-name="ce110" office:value-type="string" calcext:value-type="string">
            <text:p>AZ1117E3.3</text:p>
          </table:table-cell>
          <table:table-cell table:style-name="ce119" office:value-type="float" office:value="3" calcext:value-type="float">
            <text:p>3</text:p>
          </table:table-cell>
          <table:table-cell table:style-name="ce1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egulador 1.2V</text:p>
          </table:table-cell>
          <table:table-cell table:style-name="ce110" office:value-type="string" calcext:value-type="string">
            <text:p>AZ1117E1.2</text:p>
          </table:table-cell>
          <table:table-cell table:style-name="ce120" office:value-type="float" office:value="3" calcext:value-type="float">
            <text:p>3</text:p>
          </table:table-cell>
          <table:table-cell table:style-name="ce1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Flash SOIC8</text:p>
          </table:table-cell>
          <table:table-cell table:style-name="ce110" office:value-type="string" calcext:value-type="string">
            <text:p>S25FL064LABMFI013 </text:p>
          </table:table-cell>
          <table:table-cell table:style-name="ce120" office:value-type="float" office:value="8" calcext:value-type="float">
            <text:p>8</text:p>
          </table:table-cell>
          <table:table-cell table:style-name="ce12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FPGA</text:p>
          </table:table-cell>
          <table:table-cell table:style-name="ce110" office:value-type="string" calcext:value-type="string">
            <text:p>XC6SLX16-2FTG256C </text:p>
          </table:table-cell>
          <table:table-cell table:style-name="ce120" office:value-type="float" office:value="186" calcext:value-type="float">
            <text:p>186</text:p>
          </table:table-cell>
          <table:table-cell table:style-name="ce12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IMU</text:p>
          </table:table-cell>
          <table:table-cell table:style-name="ce111" office:value-type="string" calcext:value-type="string">
            <text:p>BMX055 </text:p>
          </table:table-cell>
          <table:table-cell table:style-name="ce120" office:value-type="float" office:value="20" calcext:value-type="float">
            <text:p>20</text:p>
          </table:table-cell>
          <table:table-cell table:style-name="ce12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1019"/>
        </table:table-row>
        <table:table-row table:style-name="ro2">
          <table:table-cell table:style-name="ce102" office:value-type="string" calcext:value-type="string">
            <text:p>DAC</text:p>
          </table:table-cell>
          <table:table-cell table:style-name="ce112" office:value-type="string" calcext:value-type="string">
            <text:p>MCP4922T-E/ST </text:p>
          </table:table-cell>
          <table:table-cell table:style-name="ce122" office:value-type="float" office:value="14" calcext:value-type="float">
            <text:p>14</text:p>
          </table:table-cell>
          <table:table-cell table:style-name="ce129" office:value-type="string" calcext:value-type="string">
            <text:p>0.1uF ceramic, 10uF tantalum in parallel</text:p>
          </table:table-cell>
          <table:table-cell table:style-name="ce138"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table:number-columns-repeated="1019"/>
        </table:table-row>
        <table:table-row table:style-name="ro1">
          <table:table-cell table:style-name="ce104" office:value-type="string" calcext:value-type="string">
            <text:p>ADC</text:p>
          </table:table-cell>
          <table:table-cell table:style-name="ce113" office:value-type="string" calcext:value-type="string">
            <text:p>ADC122S625CIMM/NOPB </text:p>
          </table:table-cell>
          <table:table-cell table:style-name="ce123" office:value-type="float" office:value="10" calcext:value-type="float">
            <text:p>10</text:p>
          </table:table-cell>
          <table:table-cell table:style-name="ce115" office:value-type="string" calcext:value-type="string">
            <text:p>2x10uF, 2x0.1uF</text:p>
          </table:table-cell>
          <table:table-cell table:style-name="ce139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table:style-name="ce139" table:number-columns-repeated="1019"/>
        </table:table-row>
        <table:table-row table:style-name="ro1">
          <table:table-cell table:style-name="ce101" office:value-type="string" calcext:value-type="string">
            <text:p>ADC-OK</text:p>
          </table:table-cell>
          <table:table-cell table:style-name="ce112" office:value-type="string" calcext:value-type="string">
            <text:p>ADC122S021CIMM/NOPB</text:p>
          </table:table-cell>
          <table:table-cell table:style-name="ce120"/>
          <table:table-cell table:style-name="ce128"/>
          <table:table-cell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number-columns-repeated="1019"/>
        </table:table-row>
        <table:table-row table:style-name="ro1">
          <table:table-cell table:style-name="ce104" office:value-type="string" calcext:value-type="string">
            <text:p>RAM</text:p>
          </table:table-cell>
          <table:table-cell table:style-name="ce111" office:value-type="string" calcext:value-type="string">
            <text:p>CY62157EV30LL-45ZSXA </text:p>
          </table:table-cell>
          <table:table-cell table:style-name="ce123" office:value-type="float" office:value="44" calcext:value-type="float">
            <text:p>44</text:p>
          </table:table-cell>
          <table:table-cell table:style-name="ce115"/>
          <table:table-cell table:style-name="ce139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table:style-name="ce139" table:number-columns-repeated="1019"/>
        </table:table-row>
        <table:table-row table:style-name="ro1">
          <table:table-cell table:style-name="ce104" office:value-type="string" calcext:value-type="string">
            <text:p>FLASH Adesto Recomendada</text:p>
          </table:table-cell>
          <table:table-cell table:style-name="ce115" office:value-type="string" calcext:value-type="string">
            <text:p>AT45DB161E-SSHF2B-T </text:p>
          </table:table-cell>
          <table:table-cell table:style-name="ce123" office:value-type="float" office:value="8" calcext:value-type="float">
            <text:p>8</text:p>
          </table:table-cell>
          <table:table-cell table:style-name="ce115"/>
          <table:table-cell table:style-name="ce139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table:style-name="ce139" table:number-columns-repeated="1019"/>
        </table:table-row>
        <table:table-row table:style-name="ro2">
          <table:table-cell table:style-name="ce105" office:value-type="string" calcext:value-type="string" table:number-columns-spanned="1" table:number-rows-spanned="3">
            <text:p>Capacitores Desacoplo Ver ug393_pag14</text:p>
          </table:table-cell>
          <table:table-cell table:style-name="ce116" office:value-type="string" calcext:value-type="string">
            <text:p>CL21A475KQFNNNG <text:s text:c="8"/>CAP CER 4.7UF 6.3V X5R 0805</text:p>
          </table:table-cell>
          <table:table-cell table:style-name="ce124" office:value-type="string" calcext:value-type="string">
            <text:p>10x2</text:p>
          </table:table-cell>
          <table:table-cell table:style-name="ce130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table:number-columns-repeated="1019"/>
        </table:table-row>
        <table:table-row table:style-name="ro2">
          <table:covered-table-cell table:style-name="ce106"/>
          <table:table-cell table:style-name="ce117" office:value-type="string" calcext:value-type="string">
            <text:p>CL05A474KQ5NNNC <text:s text:c="8"/>CAP CER 0.47UF 6.3V X5R 0402 </text:p>
          </table:table-cell>
          <table:table-cell table:style-name="ce125" office:value-type="string" calcext:value-type="string">
            <text:p>9x2</text:p>
          </table:table-cell>
          <table:table-cell table:style-name="ce132" office:value-type="string" calcext:value-type="string">
            <text:p>0.47uF</text:p>
          </table:table-cell>
          <table:table-cell table:style-name="ce140"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table:number-columns-repeated="1019"/>
        </table:table-row>
        <table:table-row table:style-name="ro2">
          <table:covered-table-cell table:style-name="ce107"/>
          <table:table-cell table:style-name="ce116" office:value-type="string" calcext:value-type="string">
            <text:p>CL32A107MQVNNNE <text:s/>CAP CER 100UF 6.3V X5R 1210</text:p>
          </table:table-cell>
          <table:table-cell table:style-name="ce124" office:value-type="string" calcext:value-type="string">
            <text:p>5x2</text:p>
          </table:table-cell>
          <table:table-cell table:style-name="ce130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DIP Switch 8</text:p>
          </table:table-cell>
          <table:table-cell table:style-name="ce112" office:value-type="string" calcext:value-type="string">
            <text:p>206-8 </text:p>
          </table:table-cell>
          <table:table-cell table:style-name="ce109" office:value-type="float" office:value="16" calcext:value-type="float">
            <text:p>16</text:p>
          </table:table-cell>
          <table:table-cell table:style-name="ce133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Variador de Nivel</text:p>
          </table:table-cell>
          <table:table-cell table:style-name="ce112" office:value-type="string" calcext:value-type="string">
            <text:p>74LVC4245APW,118‎</text:p>
          </table:table-cell>
          <table:table-cell table:style-name="ce120" office:value-type="float" office:value="24" calcext:value-type="float">
            <text:p>24</text:p>
          </table:table-cell>
          <table:table-cell table:style-name="ce12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ristal</text:p>
          </table:table-cell>
          <table:table-cell table:style-name="ce112" office:value-type="string" calcext:value-type="string">
            <text:p>XLH536060.000000I‎</text:p>
          </table:table-cell>
          <table:table-cell table:style-name="ce120" office:value-type="float" office:value="6" calcext:value-type="float">
            <text:p>6</text:p>
          </table:table-cell>
          <table:table-cell table:style-name="ce12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AM2</text:p>
          </table:table-cell>
          <table:table-cell table:style-name="ce110" office:value-type="string" calcext:value-type="string">
            <text:p>IS61WV25616EDBLL-10TLI‎ </text:p>
          </table:table-cell>
          <table:table-cell table:style-name="ce120" office:value-type="float" office:value="44" calcext:value-type="float">
            <text:p>44</text:p>
          </table:table-cell>
          <table:table-cell table:style-name="ce128"/>
          <table:table-cell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Terminales</text:p>
          </table:table-cell>
          <table:table-cell table:style-name="ce110" office:value-type="string" calcext:value-type="string">
            <text:p>OSTTC022162 </text:p>
          </table:table-cell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Micro usb conector</text:p>
          </table:table-cell>
          <table:table-cell table:style-name="ce110" office:value-type="string" calcext:value-type="string">
            <text:p>10118193-0001LF </text:p>
          </table:table-cell>
          <table:table-cell table:style-name="ce120" office:value-type="float" office:value="5" calcext:value-type="float">
            <text:p>5</text:p>
          </table:table-cell>
          <table:table-cell table:style-name="ce12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oton pulsador</text:p>
          </table:table-cell>
          <table:table-cell table:style-name="ce110"/>
          <table:table-cell table:style-name="ce120" office:value-type="float" office:value="4" calcext:value-type="float">
            <text:p>4</text:p>
          </table:table-cell>
          <table:table-cell table:style-name="ce12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Verde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Rojo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Azul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>
        <table:table-column table:style-name="co7" table:default-cell-style-name="ce70"/>
        <table:table-column table:style-name="co8" table:default-cell-style-name="ce70"/>
        <table:table-column table:style-name="co9" table:default-cell-style-name="ce81"/>
        <table:table-column table:style-name="co3" table:visibility="collapse" table:default-cell-style-name="ce87"/>
        <table:table-column table:style-name="co4" table:visibility="collapse" table:default-cell-style-name="ce91"/>
        <table:table-column table:style-name="co10" table:default-cell-style-name="ce93"/>
        <table:table-column table:style-name="co6" table:default-cell-style-name="ce97"/>
        <table:table-column table:style-name="co11" table:default-cell-style-name="ce97"/>
        <table:table-column table:style-name="co6" table:number-columns-repeated="2" table:default-cell-style-name="ce70"/>
        <table:table-column table:style-name="co6" table:default-cell-style-name="ce93"/>
        <table:table-column table:style-name="co12" table:default-cell-style-name="ce97"/>
        <table:table-column table:style-name="co6" table:number-columns-repeated="2" table:default-cell-style-name="ce97"/>
        <table:table-column table:style-name="co6" table:number-columns-repeated="1009" table:default-cell-style-name="ce70"/>
        <table:table-column table:style-name="co6" table:default-cell-style-name="Default"/>
        <table:table-row table:style-name="ro1">
          <table:table-cell table:style-name="ce69" office:value-type="string" calcext:value-type="string">
            <text:p>Componente</text:p>
          </table:table-cell>
          <table:table-cell table:style-name="ce69" office:value-type="string" calcext:value-type="string">
            <text:p>@Caracteristica</text:p>
          </table:table-cell>
          <table:table-cell table:style-name="ce73" office:value-type="string" calcext:value-type="string">
            <text:p>Numero de parte</text:p>
          </table:table-cell>
          <table:table-cell table:style-name="ce73" office:value-type="string" calcext:value-type="string">
            <text:p>Pines</text:p>
          </table:table-cell>
          <table:table-cell table:style-name="ce73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</text:p>
          </table:table-cell>
          <table:table-cell table:style-name="ce96" office:value-type="string" calcext:value-type="string">
            <text:p>Precio x10</text:p>
          </table:table-cell>
          <table:table-cell table:style-name="ce69" office:value-type="string" calcext:value-type="string">
            <text:p>Reemplazo</text:p>
          </table:table-cell>
          <table:table-cell table:style-name="ce69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 Unitario</text:p>
          </table:table-cell>
          <table:table-cell table:style-name="ce96" office:value-type="string" calcext:value-type="string">
            <text:p>Precio x 5</text:p>
          </table:table-cell>
          <table:table-cell table:style-name="ce96" office:value-type="string" calcext:value-type="string">
            <text:p>Precio x10</text:p>
          </table:table-cell>
          <table:table-cell table:style-name="ce69" table:number-columns-repeated="1009"/>
          <table:table-cell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3.3V 1A SOT223</text:p>
          </table:table-cell>
          <table:table-cell table:style-name="ce74" office:value-type="string" calcext:value-type="string">
            <text:p>AZ1117E3.3</text:p>
          </table:table-cell>
          <table:table-cell table:style-name="ce82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1.2V 1A SOT223</text:p>
          </table:table-cell>
          <table:table-cell table:style-name="ce74" office:value-type="string" calcext:value-type="string">
            <text:p>AZ1117E1.2</text:p>
          </table:table-cell>
          <table:table-cell table:style-name="ce83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64MBIT SPI/QUAD 8SOIC</text:p>
          </table:table-cell>
          <table:table-cell table:style-name="ce75" office:value-type="string" calcext:value-type="string">
            <text:p>S25FL064LABMFI013 </text:p>
          </table:table-cell>
          <table:table-cell table:style-name="ce83" office:value-type="float" office:value="8" calcext:value-type="float">
            <text:p>8</text:p>
          </table:table-cell>
          <table:table-cell table:style-name="ce8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office:value-type="currency" office:currency="USD" office:value="1.43" calcext:value-type="currency">
            <text:p>$1.4300</text:p>
          </table:table-cell>
          <table:table-cell office:value-type="currency" office:currency="USD" office:value="1.304" calcext:value-type="currency">
            <text:p>$1.3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IC FPGA 186 I/O 256FTBGA</text:p>
          </table:table-cell>
          <table:table-cell table:style-name="ce74" office:value-type="string" calcext:value-type="string">
            <text:p>XC6SLX16-2FTG256C </text:p>
          </table:table-cell>
          <table:table-cell table:style-name="ce83" office:value-type="float" office:value="186" calcext:value-type="float">
            <text:p>186</text:p>
          </table:table-cell>
          <table:table-cell table:style-name="ce8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office:value-type="currency" office:currency="USD" office:value="26.46" calcext:value-type="currency">
            <text:p>$26.46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MU</text:p>
          </table:table-cell>
          <table:table-cell table:style-name="ce72" office:value-type="string" calcext:value-type="string">
            <text:p>Acelerómetro, giroscopio, magnetómetro, 9 ejes Sensor I²C, UART Salida</text:p>
          </table:table-cell>
          <table:table-cell table:style-name="ce76" office:value-type="string" calcext:value-type="string">
            <text:p>BMX055 </text:p>
          </table:table-cell>
          <table:table-cell table:style-name="ce83" office:value-type="float" office:value="20" calcext:value-type="float">
            <text:p>20</text:p>
          </table:table-cell>
          <table:table-cell table:style-name="ce8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2" office:value-type="currency" office:currency="USD" office:value="0" calcext:value-type="currency">
            <text:p>$0.0000</text:p>
          </table:table-cell>
          <table:table-cell office:value-type="string" calcext:value-type="string">
            <text:p>BMF055</text:p>
          </table:table-cell>
          <table:table-cell/>
          <table:table-cell office:value-type="string" calcext:value-type="string">
            <text:p><text:a xlink:href="https://www.digikey.com.mx/es/products/detail/bosch-sensortec/BMF055/6136302" xlink:type="simple">https://www.digikey.com.mx/es/products/detail/bosch-sensortec/BMF055/6136302</text:a></text:p>
            <text:p/>
          </table:table-cell>
          <table:table-cell office:value-type="currency" office:currency="USD" office:value="10.97" calcext:value-type="currency">
            <text:p>$10.9700</text:p>
          </table:table-cell>
          <table:table-cell office:value-type="currency" office:currency="USD" office:value="9.624" calcext:value-type="currency">
            <text:p>$9.6240</text:p>
          </table:table-cell>
          <table:table-cell office:value-type="currency" office:currency="USD" office:value="8.662" calcext:value-type="currency">
            <text:p>$8.66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C</text:p>
          </table:table-cell>
          <table:table-cell office:value-type="string" calcext:value-type="string">
            <text:p>IC DAC 12BIT V-OUT 14TSSOP</text:p>
          </table:table-cell>
          <table:table-cell table:style-name="ce74" office:value-type="string" calcext:value-type="string">
            <text:p>MCP4922T-E/ST </text:p>
          </table:table-cell>
          <table:table-cell table:style-name="ce83" office:value-type="float" office:value="14" calcext:value-type="float">
            <text:p>14</text:p>
          </table:table-cell>
          <table:table-cell table:style-name="ce129" office:value-type="string" calcext:value-type="string">
            <text:p>0.1uF ceramic, 10uF tantalum in parallel</text:p>
          </table:table-cell>
          <table:table-cell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office:value-type="currency" office:currency="USD" office:value="2.75" calcext:value-type="currency">
            <text:p>$2.75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IC ADC 12BIT SAR 10VSSOP</text:p>
          </table:table-cell>
          <table:table-cell table:style-name="ce77" office:value-type="string" calcext:value-type="string">
            <text:p>ADC122S625CIMM/NOPB </text:p>
          </table:table-cell>
          <table:table-cell table:style-name="ce84" office:value-type="float" office:value="10" calcext:value-type="float">
            <text:p>10</text:p>
          </table:table-cell>
          <table:table-cell table:style-name="ce77" office:value-type="string" calcext:value-type="string">
            <text:p>2x10uF, 2x0.1uF</text:p>
          </table:table-cell>
          <table:table-cell table:style-name="ce94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office:value-type="currency" office:currency="USD" office:value="6.94" calcext:value-type="currency">
            <text:p>$6.9400</text:p>
          </table:table-cell>
          <table:table-cell office:value-type="currency" office:currency="USD" office:value="6.267" calcext:value-type="currency">
            <text:p>$6.267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DC</text:p>
          </table:table-cell>
          <table:table-cell table:style-name="ce71" office:value-type="string" calcext:value-type="string">
            <text:p>IC ADC 12BIT SAR 8VSSOP</text:p>
          </table:table-cell>
          <table:table-cell table:style-name="ce78" office:value-type="string" calcext:value-type="string">
            <text:p>ADC122S021CIMM/NOPB</text:p>
          </table:table-cell>
          <table:table-cell table:style-name="ce85"/>
          <table:table-cell table:style-name="ce89"/>
          <table:table-cell table:style-name="ce95"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style-name="ce98" table:number-columns-repeated="2"/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2">
          <table:table-cell office:value-type="string" calcext:value-type="string">
            <text:p>SRAM</text:p>
          </table:table-cell>
          <table:table-cell office:value-type="string" calcext:value-type="string">
            <text:p>IC SRAM 8MBIT PARALLEL 44TSOP II</text:p>
          </table:table-cell>
          <table:table-cell table:style-name="ce79" office:value-type="string" calcext:value-type="string">
            <text:p>CY62157EV30LL-45ZSXA </text:p>
          </table:table-cell>
          <table:table-cell table:style-name="ce84" office:value-type="float" office:value="44" calcext:value-type="float">
            <text:p>44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8.192" calcext:value-type="currency">
            <text:p>$8.1920</text:p>
          </table:table-cell>
          <table:table-cell office:value-type="string" calcext:value-type="string">
            <text:p>CY62157EV30LL-45ZSXIT</text:p>
          </table:table-cell>
          <table:table-cell/>
          <table:table-cell office:value-type="string" calcext:value-type="string">
            <text:p><text:a xlink:href="https://www.digikey.com.mx/es/products/detail/cypress-semiconductor-corp/CY62157EV30LL-45ZSXIT/1205268" xlink:type="simple">https://www.digikey.com.mx/es/products/detail/cypress-semiconductor-corp/CY62157EV30LL-45ZSXIT/1205268</text:a></text:p>
            <text:p/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0" calcext:value-type="currency">
            <text:p>$0.0000</text:p>
          </table:table-cell>
          <table:table-cell office:value-type="currency" office:currency="USD" office:value="8.0212" calcext:value-type="currency">
            <text:p>$8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16MBIT SPI 85MHZ 8UDFN</text:p>
          </table:table-cell>
          <table:table-cell table:style-name="ce77" office:value-type="string" calcext:value-type="string">
            <text:p>AT45DB161E-SSHF2B-T </text:p>
          </table:table-cell>
          <table:table-cell table:style-name="ce84" office:value-type="float" office:value="8" calcext:value-type="float">
            <text:p>8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office:value-type="currency" office:currency="USD" office:value="2.59" calcext:value-type="currency">
            <text:p>$2.5900</text:p>
          </table:table-cell>
          <table:table-cell office:value-type="currency" office:currency="USD" office:value="2.326" calcext:value-type="currency">
            <text:p>$2.32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4.7uF; 6.3V; X5R;0805;10%;CER</text:p>
          </table:table-cell>
          <table:table-cell table:style-name="ce80" office:value-type="string" calcext:value-type="string">
            <text:p>CL21A475KQFNNNG <text:s text:c="8"/>CAP CER 4.7UF 6.3V X5R 0805</text:p>
          </table:table-cell>
          <table:table-cell table:style-name="ce86" office:value-type="string" calcext:value-type="string">
            <text:p>10x2</text:p>
          </table:table-cell>
          <table:table-cell table:style-name="ce106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office:value-type="currency" office:currency="USD" office:value="0.13" calcext:value-type="currency">
            <text:p>$0.1300</text:p>
          </table:table-cell>
          <table:table-cell office:value-type="currency" office:currency="USD" office:value="0.089" calcext:value-type="currency">
            <text:p>$0.08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47uF; 6.3V; X5R;0402;10%;CER</text:p>
          </table:table-cell>
          <table:table-cell table:style-name="ce80" office:value-type="string" calcext:value-type="string">
            <text:p>CL05A474KQ5NNNC <text:s text:c="8"/>CAP CER 0.47UF 6.3V X5R 0402 </text:p>
          </table:table-cell>
          <table:table-cell table:style-name="ce86" office:value-type="string" calcext:value-type="string">
            <text:p>9x2</text:p>
          </table:table-cell>
          <table:table-cell table:style-name="ce106" office:value-type="string" calcext:value-type="string">
            <text:p>0.47uF</text:p>
          </table:table-cell>
          <table:table-cell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100uF; 6.3V; X5R;1210;20%;CER</text:p>
          </table:table-cell>
          <table:table-cell table:style-name="ce80" office:value-type="string" calcext:value-type="string">
            <text:p>CL32A107MQVNNNE <text:s/>CAP CER 100UF 6.3V X5R 1210</text:p>
          </table:table-cell>
          <table:table-cell table:style-name="ce86" office:value-type="string" calcext:value-type="string">
            <text:p>5x2</text:p>
          </table:table-cell>
          <table:table-cell table:style-name="ce106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office:value-type="currency" office:currency="USD" office:value="0.67" calcext:value-type="currency">
            <text:p>$0.6700</text:p>
          </table:table-cell>
          <table:table-cell office:value-type="currency" office:currency="USD" office:value="0.475" calcext:value-type="currency">
            <text:p>$0.47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01uF;6.3V;X7R;0805;10%</text:p>
          </table:table-cell>
          <table:table-cell table:style-name="ce80" office:value-type="string" calcext:value-type="string">
            <text:p>CAP CER SMD 0805 .01UF 6.3V 10%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" xlink:type="simple">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</text:a></text:p>
          </table:table-cell>
          <table:table-cell office:value-type="currency" office:currency="USD" office:value="0.43" calcext:value-type="currency">
            <text:p>$0.4300</text:p>
          </table:table-cell>
          <table:table-cell office:value-type="currency" office:currency="USD" office:value="0.302" calcext:value-type="currency">
            <text:p>$0.30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0uF;6.3V;X5R;0805;20%</text:p>
          </table:table-cell>
          <table:table-cell table:style-name="ce80" office:value-type="string" calcext:value-type="string">
            <text:p>CAP CER 10UF 6.3V X5R 0805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samsung-electro-mechanics/CL21A106MQFNNNE/3886956" xlink:type="simple">https://www.digikey.com.mx/en/products/detail/samsung-electro-mechanics/CL21A106MQFNNNE/3886956</text:a></text:p>
          </table:table-cell>
          <table:table-cell office:value-type="currency" office:currency="USD" office:value="0.11" calcext:value-type="currency">
            <text:p>$0.1100</text:p>
          </table:table-cell>
          <table:table-cell office:value-type="currency" office:currency="USD" office:value="0.082" calcext:value-type="currency">
            <text:p>$0.0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uF;6.3V;X5R;0805;10%</text:p>
          </table:table-cell>
          <table:table-cell table:style-name="ce80" office:value-type="string" calcext:value-type="string">
            <text:p>CAP CER 0.1UF 6.3V X5R 0805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avx-corporation/08056D104KAT2A/11568656" xlink:type="simple">https://www.digikey.com.mx/en/products/detail/avx-corporation/08056D104KAT2A/115686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2uF;10V;X7R;0603;10%</text:p>
          </table:table-cell>
          <table:table-cell table:style-name="ce80" office:value-type="string" calcext:value-type="string">
            <text:p>CAP CER 0.12UF 10V X7R 0603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avx-corporation/0603ZC124KAT2A/563350" xlink:type="simple">https://www.digikey.com.mx/en/products/detail/avx-corporation/0603ZC124KAT2A/563350</text:a></text:p>
          </table:table-cell>
          <table:table-cell office:value-type="currency" office:currency="USD" office:value="0.35" calcext:value-type="currency">
            <text:p>$0.3500</text:p>
          </table:table-cell>
          <table:table-cell office:value-type="currency" office:currency="USD" office:value="0.242" calcext:value-type="currency">
            <text:p>$0.24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6800pF;10V;X7R;0603;10%</text:p>
          </table:table-cell>
          <table:table-cell table:style-name="ce80" office:value-type="string" calcext:value-type="string">
            <text:p>CAP CER 6800PF 10V X7R 0603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würth-elektronik/885012206013/5453787" xlink:type="simple">https://www.digikey.com.mx/en/products/detail/w%C3%BCrth-elektronik/885012206013/545378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1" calcext:value-type="currency">
            <text:p>$0.0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P SW</text:p>
          </table:table-cell>
          <table:table-cell office:value-type="string" calcext:value-type="string">
            <text:p>SWITCH SLIDE DIP SPST 50MA 24V</text:p>
          </table:table-cell>
          <table:table-cell table:style-name="ce74" office:value-type="string" calcext:value-type="string">
            <text:p>206-8 </text:p>
          </table:table-cell>
          <table:table-cell table:style-name="ce73" office:value-type="float" office:value="16" calcext:value-type="float">
            <text:p>16</text:p>
          </table:table-cell>
          <table:table-cell table:style-name="ce90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office:value-type="currency" office:currency="USD" office:value="0.9" calcext:value-type="currency">
            <text:p>$0.9000</text:p>
          </table:table-cell>
          <table:table-cell office:value-type="currency" office:currency="USD" office:value="0.863" calcext:value-type="currency">
            <text:p>$0.86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ductor Voltaje</text:p>
          </table:table-cell>
          <table:table-cell office:value-type="string" calcext:value-type="string">
            <text:p>IC TRNSLTR BIDIRECTIONAL 24TSSOP</text:p>
          </table:table-cell>
          <table:table-cell table:style-name="ce74" office:value-type="string" calcext:value-type="string">
            <text:p>74LVC4245APW,118‎</text:p>
          </table:table-cell>
          <table:table-cell table:style-name="ce83" office:value-type="float" office:value="24" calcext:value-type="float">
            <text:p>24</text:p>
          </table:table-cell>
          <table:table-cell table:style-name="ce8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office:value-type="currency" office:currency="USD" office:value="0.59" calcext:value-type="currency">
            <text:p>$0.5900</text:p>
          </table:table-cell>
          <table:table-cell office:value-type="currency" office:currency="USD" office:value="0.517" calcext:value-type="currency">
            <text:p>$0.5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cilador</text:p>
          </table:table-cell>
          <table:table-cell office:value-type="string" calcext:value-type="string">
            <text:p>XTAL OSC XO 60.0000MHZ HCMOS SMD</text:p>
          </table:table-cell>
          <table:table-cell table:style-name="ce74" office:value-type="string" calcext:value-type="string">
            <text:p>XLH536060.000000I‎</text:p>
          </table:table-cell>
          <table:table-cell table:style-name="ce83" office:value-type="float" office:value="6" calcext:value-type="float">
            <text:p>6</text:p>
          </table:table-cell>
          <table:table-cell table:style-name="ce8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office:value-type="currency" office:currency="USD" office:value="1.91" calcext:value-type="currency">
            <text:p>$1.9100</text:p>
          </table:table-cell>
          <table:table-cell office:value-type="currency" office:currency="USD" office:value="1.829" calcext:value-type="currency">
            <text:p>$1.829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SRAM</text:p>
          </table:table-cell>
          <table:table-cell table:style-name="ce71" office:value-type="string" calcext:value-type="string">
            <text:p>IC SRAM 4MBIT PARALLEL 44TSOP II</text:p>
          </table:table-cell>
          <table:table-cell table:style-name="ce78" office:value-type="string" calcext:value-type="string">
            <text:p>IS61WV25616EDBLL-10TLI‎ </text:p>
          </table:table-cell>
          <table:table-cell table:style-name="ce85" office:value-type="float" office:value="44" calcext:value-type="float">
            <text:p>44</text:p>
          </table:table-cell>
          <table:table-cell table:style-name="ce89"/>
          <table:table-cell table:style-name="ce95"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style-name="ce98" office:value-type="currency" office:currency="USD" office:value="3.21" calcext:value-type="currency">
            <text:p>$3.2100</text:p>
          </table:table-cell>
          <table:table-cell table:style-name="ce98" office:value-type="currency" office:currency="USD" office:value="2.884" calcext:value-type="currency">
            <text:p>$2.8840</text:p>
          </table:table-cell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TERM BLK 2P SIDE ENT 5.08MM PCB</text:p>
          </table:table-cell>
          <table:table-cell table:style-name="ce74" office:value-type="string" calcext:value-type="string">
            <text:p>OSTTC022162 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office:value-type="currency" office:currency="USD" office:value="0.8" calcext:value-type="currency">
            <text:p>$0.8000</text:p>
          </table:table-cell>
          <table:table-cell office:value-type="currency" office:currency="USD" office:value="0.437" calcext:value-type="currency">
            <text:p>$0.4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USB</text:p>
          </table:table-cell>
          <table:table-cell office:value-type="string" calcext:value-type="string">
            <text:p>CONN RCPT USB2.0 MICRO B SMD R/A</text:p>
          </table:table-cell>
          <table:table-cell table:style-name="ce74" office:value-type="string" calcext:value-type="string">
            <text:p>10118193-0001LF </text:p>
          </table:table-cell>
          <table:table-cell table:style-name="ce83" office:value-type="float" office:value="5" calcext:value-type="float">
            <text:p>5</text:p>
          </table:table-cell>
          <table:table-cell table:style-name="ce8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office:value-type="currency" office:currency="USD" office:value="0.48" calcext:value-type="currency">
            <text:p>$0.4800</text:p>
          </table:table-cell>
          <table:table-cell office:value-type="currency" office:currency="USD" office:value="0.451" calcext:value-type="currency">
            <text:p>$0.4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BT</text:p>
          </table:table-cell>
          <table:table-cell office:value-type="string" calcext:value-type="string">
            <text:p>TACT 4.5 X 4.5, 3.8 MM H, 1.0N,</text:p>
          </table:table-cell>
          <table:table-cell table:style-name="ce74" office:value-type="string" calcext:value-type="string">
            <text:p>PTS647SN38SMTR2LFS</text:p>
          </table:table-cell>
          <table:table-cell table:style-name="ce83" office:value-type="float" office:value="4" calcext:value-type="float">
            <text:p>4</text:p>
          </table:table-cell>
          <table:table-cell table:style-name="ce8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0.177" calcext:value-type="currency">
            <text:p>$0.17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Green</text:p>
          </table:table-cell>
          <table:table-cell office:value-type="string" calcext:value-type="string">
            <text:p>@LED;GRE;0603</text:p>
          </table:table-cell>
          <table:table-cell table:style-name="ce74" office:value-type="string" calcext:value-type="string">
            <text:p>LTST-C191KG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Red</text:p>
          </table:table-cell>
          <table:table-cell office:value-type="string" calcext:value-type="string">
            <text:p>@LED;RED;0603</text:p>
          </table:table-cell>
          <table:table-cell table:style-name="ce74" office:value-type="string" calcext:value-type="string">
            <text:p>LTST-C191KR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Blue</text:p>
          </table:table-cell>
          <table:table-cell office:value-type="string" calcext:value-type="string">
            <text:p>@LED;BLU;0603</text:p>
          </table:table-cell>
          <table:table-cell table:style-name="ce74" office:value-type="string" calcext:value-type="string">
            <text:p>LTST-C191TB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office:value-type="currency" office:currency="USD" office:value="0.33" calcext:value-type="currency">
            <text:p>$0.3300</text:p>
          </table:table-cell>
          <table:table-cell office:value-type="currency" office:currency="USD" office:value="0.262" calcext:value-type="currency">
            <text:p>$0.2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uF; 6.3V; X5R;0805;10%;CER</text:p>
          </table:table-cell>
          <table:table-cell office:value-type="string" calcext:value-type="string">
            <text:p>CC0805KKX5R5BB105</text:p>
          </table:table-cell>
          <table:table-cell table:number-columns-repeated="2"/>
          <table:table-cell table:style-name="ce72" office:value-type="string" calcext:value-type="string">
            <text:p>https://www.digikey.com.mx/es/products/detail/yageo/CC0805KKX5R5BB105/5884149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28" calcext:value-type="currency">
            <text:p>$0.1280</text:p>
          </table:table-cell>
          <table:table-cell table:number-columns-repeated="1016"/>
        </table:table-row>
        <table:table-row table:style-name="ro1">
          <table:table-cell table:style-name="ce103" office:value-type="string" calcext:value-type="string">
            <text:p>Oscilador imu</text:p>
          </table:table-cell>
          <table:table-cell table:style-name="ce103" office:value-type="string" calcext:value-type="string">
            <text:p>XTAL OSC XO 32.768KHZ HCMOS SMD</text:p>
          </table:table-cell>
          <table:table-cell table:style-name="ce114" office:value-type="string" calcext:value-type="string">
            <text:p>CO2520-0.032768-3.3-50-X-TR</text:p>
          </table:table-cell>
          <table:table-cell table:style-name="ce121" office:value-type="float" office:value="4" calcext:value-type="float">
            <text:p>4</text:p>
          </table:table-cell>
          <table:table-cell table:style-name="ce126"/>
          <table:table-cell table:style-name="ce131" office:value-type="string" calcext:value-type="string">
            <text:p><text:a xlink:href="https://www.digikey.com.mx/es/products/detail/raltron-electronics/CO2520-0-032768-3-3-50-X-TR/10246244" xlink:type="simple">https://www.digikey.com.mx/es/products/detail/raltron-electronics/CO2520-0-032768-3-3-50-X-TR/10246244</text:a></text:p>
          </table:table-cell>
          <table:table-cell table:style-name="ce135" office:value-type="currency" office:currency="USD" office:value="1.46" calcext:value-type="currency">
            <text:p>$1.4600</text:p>
          </table:table-cell>
          <table:table-cell table:style-name="ce135"/>
          <table:table-cell table:style-name="ce103" table:number-columns-repeated="2"/>
          <table:table-cell table:style-name="ce131"/>
          <table:table-cell table:style-name="ce135" table:number-columns-repeated="3"/>
          <table:table-cell table:style-name="ce103" table:number-columns-repeated="1009"/>
          <table:table-cell table:style-name="ce137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M;1/2W;0805;1%</text:p>
          </table:table-cell>
          <table:table-cell office:value-type="string" calcext:value-type="string">
            <text:p>RES SMD 1M OHM 1% 1/2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vishay-dale/CRCW08051M00FKEAHP/2222364" xlink:type="simple">https://www.digikey.com.mx/es/products/detail/vishay-dale/CRCW08051M00FKEAHP/2222364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221" calcext:value-type="currency">
            <text:p>$0.2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0;1/4W;0805;1%</text:p>
          </table:table-cell>
          <table:table-cell office:value-type="string" calcext:value-type="string">
            <text:p>RES 10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100R/2240209" xlink:type="simple">https://www.digikey.com.mx/es/products/detail/stackpole-electronics-inc/RNCP0805FTD100R/224020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4.7K;1/4W;0805;1%</text:p>
          </table:table-cell>
          <table:table-cell office:value-type="string" calcext:value-type="string">
            <text:p>RES 4.7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SG73S2ATTD4701F/10279923" xlink:type="simple">https://www.digikey.com.mx/es/products/detail/koa-speer-electronics-inc/SG73S2ATTD4701F/10279923</text:a>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58" calcext:value-type="currency">
            <text:p>$0.1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330;1/4W;0805;1%</text:p>
          </table:table-cell>
          <table:table-cell office:value-type="string" calcext:value-type="string">
            <text:p>RES 33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yageo/RC0805FR-7W330RL/12698865" xlink:type="simple">https://www.digikey.com.mx/es/products/detail/yageo/RC0805FR-7W330RL/12698865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1.53" calcext:value-type="currency">
            <text:p>$1.5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51;1/4W;0805;5%</text:p>
          </table:table-cell>
          <table:table-cell office:value-type="string" calcext:value-type="string">
            <text:p>RES 51 OHM 5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B2ATTD510J/10236476" xlink:type="simple">https://www.digikey.com.mx/es/products/detail/koa-speer-electronics-inc/RK73B2ATTD510J/1023647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8" calcext:value-type="currency">
            <text:p>$0.0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0;1/4W;0805;1%</text:p>
          </table:table-cell>
          <table:table-cell office:value-type="string" calcext:value-type="string">
            <text:p>RES 2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20R0/2240199" xlink:type="simple">https://www.digikey.com.mx/es/products/detail/stackpole-electronics-inc/RNCP0805FTD20R0/224019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.4K;1/4W;0805;1%</text:p>
          </table:table-cell>
          <table:table-cell office:value-type="string" calcext:value-type="string">
            <text:p>RES 2.4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D2401F/10234257" xlink:type="simple">https://www.digikey.com.mx/es/products/detail/koa-speer-electronics-inc/RK73H2ATTD2401F/1023425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35" calcext:value-type="currency">
            <text:p>$0.0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K;1/4W;0805;1%</text:p>
          </table:table-cell>
          <table:table-cell office:value-type="string" calcext:value-type="string">
            <text:p>RES 10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E1002F/11476556" xlink:type="simple">https://www.digikey.com.mx/es/products/detail/koa-speer-electronics-inc/RK73H2ATTE1002F/114765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4" calcext:value-type="currency">
            <text:p>$0.0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;1/4W;0805;1%</text:p>
          </table:table-cell>
          <table:table-cell office:value-type="string" calcext:value-type="string">
            <text:p>RES SMD 1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bourns-inc/CRS0805-FX-10R0ELF/5778644" xlink:type="simple">https://www.digikey.com.mx/es/products/detail/bourns-inc/CRS0805-FX-10R0ELF/5778644</text:a>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99"/>
        <table:table-column table:style-name="co17" table:default-cell-style-name="ce99"/>
        <table:table-column table:style-name="co6" table:number-columns-repeated="1017" table:default-cell-style-name="Default"/>
        <table:table-row table:style-name="ro1">
          <table:table-cell table:style-name="ce69" office:value-type="string" calcext:value-type="string">
            <text:p>Componente</text:p>
          </table:table-cell>
          <table:table-cell table:style-name="ce92" office:value-type="string" calcext:value-type="string">
            <text:p>Cantidad</text:p>
          </table:table-cell>
          <table:table-cell table:style-name="ce69" office:value-type="string" calcext:value-type="string">
            <text:p>@Caracteristica</text:p>
          </table:table-cell>
          <table:table-cell table:style-name="ce85" office:value-type="string" calcext:value-type="string">
            <text:p>Numero de parte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</text:p>
          </table:table-cell>
          <table:table-cell table:style-name="ce96" office:value-type="string" calcext:value-type="string">
            <text:p>Precio x10</text:p>
          </table:table-cell>
          <table:table-cell table:style-name="ce69"/>
          <table:table-cell table:style-name="ce69" office:value-type="string" calcext:value-type="string">
            <text:p>Total Unitario</text:p>
          </table:table-cell>
          <table:table-cell table:style-name="ce92"/>
          <table:table-cell table:style-name="ce96" office:value-type="string" calcext:value-type="string">
            <text:p>Total x10</text:p>
          </table:table-cell>
          <table:table-cell table:style-name="ce96" table:number-columns-repeated="2"/>
          <table:table-cell table:number-columns-repeated="2"/>
          <table:table-cell table:style-name="ce70" table:number-columns-repeated="1007"/>
        </table:table-row>
        <table:table-row table:style-name="ro1">
          <table:table-cell table:style-name="ce70" office:value-type="string" calcext:value-type="string">
            <text:p>Regulador lineal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IC REG LINEAR 3.3V 1A SOT223</text:p>
          </table:table-cell>
          <table:table-cell table:style-name="ce89" office:value-type="string" calcext:value-type="string">
            <text:p>AZ1117E3.3</text:p>
          </table:table-cell>
          <table:table-cell table:style-name="ce95"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table:style-name="ce97" office:value-type="currency" office:currency="USD" office:value="0.44" calcext:value-type="currency">
            <text:p>$0.4400</text:p>
          </table:table-cell>
          <table:table-cell table:style-name="ce97" office:value-type="currency" office:currency="USD" office:value="0.33" calcext:value-type="currency">
            <text:p>$0.3300</text:p>
          </table:table-cell>
          <table:table-cell table:style-name="ce70"/>
          <table:table-cell table:style-name="ce97" table:formula="of:=[.F2]*[.B2]" office:value-type="currency" office:currency="USD" office:value="0.44" calcext:value-type="currency">
            <text:p>$0.44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Regulador lineal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IC REG LINEAR 1.2V 1A SOT223</text:p>
          </table:table-cell>
          <table:table-cell table:style-name="ce89" office:value-type="string" calcext:value-type="string">
            <text:p>AZ1117E1.2</text:p>
          </table:table-cell>
          <table:table-cell table:style-name="ce95"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table:style-name="ce97" office:value-type="currency" office:currency="USD" office:value="0.44" calcext:value-type="currency">
            <text:p>$0.4400</text:p>
          </table:table-cell>
          <table:table-cell table:style-name="ce97" office:value-type="currency" office:currency="USD" office:value="0.33" calcext:value-type="currency">
            <text:p>$0.3300</text:p>
          </table:table-cell>
          <table:table-cell table:style-name="ce70"/>
          <table:table-cell table:style-name="ce97" table:formula="of:=[.F3]*[.B3]" office:value-type="currency" office:currency="USD" office:value="0.44" calcext:value-type="currency">
            <text:p>$0.44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FPGA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IC FPGA 186 I/O 256FTBGA</text:p>
          </table:table-cell>
          <table:table-cell table:style-name="ce89" office:value-type="string" calcext:value-type="string">
            <text:p>XC6SLX16-2FTG256C </text:p>
          </table:table-cell>
          <table:table-cell table:style-name="ce95"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table:style-name="ce97" office:value-type="currency" office:currency="USD" office:value="26.46" calcext:value-type="currency">
            <text:p>$26.4600</text:p>
          </table:table-cell>
          <table:table-cell table:style-name="ce97" office:value-type="currency" office:currency="USD" office:value="0" calcext:value-type="currency">
            <text:p>$0.0000</text:p>
          </table:table-cell>
          <table:table-cell table:style-name="ce70"/>
          <table:table-cell table:style-name="ce97" table:formula="of:=[.F4]*[.B4]" office:value-type="currency" office:currency="USD" office:value="26.46" calcext:value-type="currency">
            <text:p>$26.46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2">
          <table:table-cell table:style-name="ce70" office:value-type="string" calcext:value-type="string">
            <text:p>IMU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Acelerómetro, giroscopio, magnetómetro, 9 ejes Sensor I²C, UART Salida</text:p>
          </table:table-cell>
          <table:table-cell table:style-name="ce71" office:value-type="string" calcext:value-type="string">
            <text:p>BMF055</text:p>
          </table:table-cell>
          <table:table-cell table:style-name="ce95" office:value-type="string" calcext:value-type="string">
            <text:p><text:a xlink:href="https://www.digikey.com.mx/es/products/detail/bosch-sensortec/BMF055/6136302" xlink:type="simple">https://www.digikey.com.mx/es/products/detail/bosch-sensortec/BMF055/6136302</text:a></text:p>
            <text:p/>
          </table:table-cell>
          <table:table-cell table:style-name="ce97" office:value-type="currency" office:currency="USD" office:value="10.97" calcext:value-type="currency">
            <text:p>$10.9700</text:p>
          </table:table-cell>
          <table:table-cell table:style-name="ce97" office:value-type="currency" office:currency="USD" office:value="9.624" calcext:value-type="currency">
            <text:p>$9.6240</text:p>
          </table:table-cell>
          <table:table-cell table:style-name="ce97" office:value-type="currency" office:currency="USD" office:value="8.662" calcext:value-type="currency">
            <text:p>$8.6620</text:p>
          </table:table-cell>
          <table:table-cell table:style-name="ce97" table:formula="of:=[.F5]*[.B5]" office:value-type="currency" office:currency="USD" office:value="10.97" calcext:value-type="currency">
            <text:p>$10.9700</text:p>
          </table:table-cell>
          <table:table-cell table:number-columns-repeated="1013"/>
        </table:table-row>
        <table:table-row table:style-name="ro3">
          <table:table-cell table:style-name="ce70" office:value-type="string" calcext:value-type="string">
            <text:p>DAC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IC DAC 12BIT V-OUT 14TSSOP</text:p>
          </table:table-cell>
          <table:table-cell table:style-name="ce89" office:value-type="string" calcext:value-type="string">
            <text:p>MCP4922T-E/ST </text:p>
          </table:table-cell>
          <table:table-cell table:style-name="ce95"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table:style-name="ce97" office:value-type="currency" office:currency="USD" office:value="2.75" calcext:value-type="currency">
            <text:p>$2.7500</text:p>
          </table:table-cell>
          <table:table-cell table:style-name="ce97" office:value-type="currency" office:currency="USD" office:value="0" calcext:value-type="currency">
            <text:p>$0.0000</text:p>
          </table:table-cell>
          <table:table-cell/>
          <table:table-cell table:style-name="ce97" table:formula="of:=[.F6]*[.B6]" office:value-type="currency" office:currency="USD" office:value="2.75" calcext:value-type="currency">
            <text:p>$2.7500</text:p>
          </table:table-cell>
          <table:table-cell table:number-columns-repeated="1013"/>
        </table:table-row>
        <table:table-row table:style-name="ro1">
          <table:table-cell table:style-name="ce70" office:value-type="string" calcext:value-type="string">
            <text:p>ADC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IC ADC 12BIT SAR 10VSSOP</text:p>
          </table:table-cell>
          <table:table-cell table:style-name="ce89" office:value-type="string" calcext:value-type="string">
            <text:p>ADC122S625CIMM/NOPB </text:p>
          </table:table-cell>
          <table:table-cell table:style-name="ce95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table:style-name="ce97" office:value-type="currency" office:currency="USD" office:value="6.94" calcext:value-type="currency">
            <text:p>$6.9400</text:p>
          </table:table-cell>
          <table:table-cell table:style-name="ce97" office:value-type="currency" office:currency="USD" office:value="6.267" calcext:value-type="currency">
            <text:p>$6.2670</text:p>
          </table:table-cell>
          <table:table-cell table:style-name="ce70"/>
          <table:table-cell table:style-name="ce97" table:formula="of:=[.F7]*[.B7]" office:value-type="currency" office:currency="USD" office:value="6.94" calcext:value-type="currency">
            <text:p>$6.94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SRAM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IC SRAM 8MBIT PARALLEL 44TSOP II</text:p>
          </table:table-cell>
          <table:table-cell table:style-name="ce71" office:value-type="string" calcext:value-type="string">
            <text:p>CY62157EV30LL-45ZSXIT</text:p>
          </table:table-cell>
          <table:table-cell table:style-name="ce98"/>
          <table:table-cell table:style-name="ce97" office:value-type="currency" office:currency="USD" office:value="0" calcext:value-type="currency">
            <text:p>$0.0000</text:p>
          </table:table-cell>
          <table:table-cell table:style-name="ce97" office:value-type="currency" office:currency="USD" office:value="8.0212" calcext:value-type="currency">
            <text:p>$8.0212</text:p>
          </table:table-cell>
          <table:table-cell/>
          <table:table-cell table:style-name="ce97" table:formula="of:=[.F8]*[.B8]" office:value-type="currency" office:currency="USD" office:value="0" calcext:value-type="currency">
            <text:p>$0.0000</text:p>
          </table:table-cell>
          <table:table-cell table:number-columns-repeated="1013"/>
        </table:table-row>
        <table:table-row table:style-name="ro1">
          <table:table-cell table:style-name="ce70" office:value-type="string" calcext:value-type="string">
            <text:p>Flash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IC FLASH 16MBIT SPI 85MHZ 8UDFN</text:p>
          </table:table-cell>
          <table:table-cell table:style-name="ce89" office:value-type="string" calcext:value-type="string">
            <text:p>AT45DB161E-SSHF2B-T </text:p>
          </table:table-cell>
          <table:table-cell table:style-name="ce95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table:style-name="ce97" office:value-type="currency" office:currency="USD" office:value="2.59" calcext:value-type="currency">
            <text:p>$2.5900</text:p>
          </table:table-cell>
          <table:table-cell table:style-name="ce97" office:value-type="currency" office:currency="USD" office:value="2.326" calcext:value-type="currency">
            <text:p>$2.3260</text:p>
          </table:table-cell>
          <table:table-cell table:style-name="ce70"/>
          <table:table-cell table:style-name="ce97" table:formula="of:=[.F9]*[.B9]" office:value-type="currency" office:currency="USD" office:value="2.59" calcext:value-type="currency">
            <text:p>$2.59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2">
          <table:table-cell table:style-name="ce70" office:value-type="string" calcext:value-type="string">
            <text:p>Capacitor</text:p>
          </table:table-cell>
          <table:table-cell table:style-name="ce70" office:value-type="float" office:value="20" calcext:value-type="float">
            <text:p>20</text:p>
          </table:table-cell>
          <table:table-cell table:style-name="ce93" office:value-type="string" calcext:value-type="string">
            <text:p>@4.7uF; 6.3V; X5R;0805;10%;CER</text:p>
          </table:table-cell>
          <table:table-cell table:style-name="ce145" office:value-type="string" calcext:value-type="string">
            <text:p>CL21A475KQFNNNG <text:s text:c="8"/>CAP CER 4.7UF 6.3V X5R 0805</text:p>
          </table:table-cell>
          <table:table-cell table:style-name="ce95"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table:style-name="ce97" office:value-type="currency" office:currency="USD" office:value="0.13" calcext:value-type="currency">
            <text:p>$0.1300</text:p>
          </table:table-cell>
          <table:table-cell table:style-name="ce97" office:value-type="currency" office:currency="USD" office:value="0.089" calcext:value-type="currency">
            <text:p>$0.0890</text:p>
          </table:table-cell>
          <table:table-cell table:style-name="ce147" table:formula="of:=[.G10]*([.B10])" office:value-type="currency" office:currency="USD" office:value="1.78" calcext:value-type="currency">
            <text:p>$1.78</text:p>
          </table:table-cell>
          <table:table-cell table:style-name="ce97" table:formula="of:=[.F10]*[.B10]" office:value-type="currency" office:currency="USD" office:value="2.6" calcext:value-type="currency">
            <text:p>$2.6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2">
          <table:table-cell table:style-name="ce70" office:value-type="string" calcext:value-type="string">
            <text:p>Capacitor</text:p>
          </table:table-cell>
          <table:table-cell table:style-name="ce70" office:value-type="float" office:value="20" calcext:value-type="float">
            <text:p>20</text:p>
          </table:table-cell>
          <table:table-cell table:style-name="ce93" office:value-type="string" calcext:value-type="string">
            <text:p>@0.47uF; 6.3V; X5R;0402;10%;CER</text:p>
          </table:table-cell>
          <table:table-cell table:style-name="ce145" office:value-type="string" calcext:value-type="string">
            <text:p>CL05A474KQ5NNNC <text:s text:c="8"/>CAP CER 0.47UF 6.3V X5R 0402 </text:p>
          </table:table-cell>
          <table:table-cell table:style-name="ce95"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table:style-name="ce97" office:value-type="currency" office:currency="USD" office:value="0.1" calcext:value-type="currency">
            <text:p>$0.1000</text:p>
          </table:table-cell>
          <table:table-cell table:style-name="ce97" office:value-type="currency" office:currency="USD" office:value="0.06" calcext:value-type="currency">
            <text:p>$0.0600</text:p>
          </table:table-cell>
          <table:table-cell table:style-name="ce147" table:formula="of:=[.G11]*([.B11])" office:value-type="currency" office:currency="USD" office:value="1.2" calcext:value-type="currency">
            <text:p>$1.20</text:p>
          </table:table-cell>
          <table:table-cell table:style-name="ce97" table:formula="of:=[.F11]*[.B11]" office:value-type="currency" office:currency="USD" office:value="2" calcext:value-type="currency">
            <text:p>$2.0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2">
          <table:table-cell table:style-name="ce70" office:value-type="string" calcext:value-type="string">
            <text:p>Capacitor</text:p>
          </table:table-cell>
          <table:table-cell table:style-name="ce70" office:value-type="float" office:value="5" calcext:value-type="float">
            <text:p>5</text:p>
          </table:table-cell>
          <table:table-cell table:style-name="ce93" office:value-type="string" calcext:value-type="string">
            <text:p>@100uF; 6.3V; X5R;1210;20%;CER</text:p>
          </table:table-cell>
          <table:table-cell table:style-name="ce145" office:value-type="string" calcext:value-type="string">
            <text:p>CL32A107MQVNNNE <text:s/>CAP CER 100UF 6.3V X5R 1210</text:p>
          </table:table-cell>
          <table:table-cell table:style-name="ce95"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table:style-name="ce97" office:value-type="currency" office:currency="USD" office:value="0.67" calcext:value-type="currency">
            <text:p>$0.6700</text:p>
          </table:table-cell>
          <table:table-cell table:style-name="ce97" office:value-type="currency" office:currency="USD" office:value="0.475" calcext:value-type="currency">
            <text:p>$0.4750</text:p>
          </table:table-cell>
          <table:table-cell table:style-name="ce147" table:formula="of:=[.G12]*([.B12])" office:value-type="currency" office:currency="USD" office:value="2.375" calcext:value-type="currency">
            <text:p>$2.38</text:p>
          </table:table-cell>
          <table:table-cell table:style-name="ce97" table:formula="of:=[.F12]*[.B12]" office:value-type="currency" office:currency="USD" office:value="3.35" calcext:value-type="currency">
            <text:p>$3.35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2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@0.01uF;6.3V;X7R;0805;10%</text:p>
          </table:table-cell>
          <table:table-cell table:style-name="ce145" office:value-type="string" calcext:value-type="string">
            <text:p>CAP CER SMD 0805 .01UF 6.3V 10%</text:p>
          </table:table-cell>
          <table:table-cell table:style-name="ce95" office:value-type="string" calcext:value-type="string">
            <text:p><text:a xlink:href="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" xlink:type="simple">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</text:a></text:p>
          </table:table-cell>
          <table:table-cell table:style-name="ce97" office:value-type="currency" office:currency="USD" office:value="0.43" calcext:value-type="currency">
            <text:p>$0.4300</text:p>
          </table:table-cell>
          <table:table-cell table:style-name="ce97" office:value-type="currency" office:currency="USD" office:value="0.302" calcext:value-type="currency">
            <text:p>$0.3020</text:p>
          </table:table-cell>
          <table:table-cell table:style-name="ce70"/>
          <table:table-cell table:style-name="ce97" table:formula="of:=[.F13]*[.B13]" office:value-type="currency" office:currency="USD" office:value="0.43" calcext:value-type="currency">
            <text:p>$0.43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@10uF;6.3V;X5R;0805;20%</text:p>
          </table:table-cell>
          <table:table-cell table:style-name="ce145" office:value-type="string" calcext:value-type="string">
            <text:p>CAP CER 10UF 6.3V X5R 0805</text:p>
          </table:table-cell>
          <table:table-cell table:style-name="ce95" office:value-type="string" calcext:value-type="string">
            <text:p><text:a xlink:href="https://www.digikey.com.mx/en/products/detail/samsung-electro-mechanics/CL21A106MQFNNNE/3886956" xlink:type="simple">https://www.digikey.com.mx/en/products/detail/samsung-electro-mechanics/CL21A106MQFNNNE/3886956</text:a></text:p>
          </table:table-cell>
          <table:table-cell table:style-name="ce97" office:value-type="currency" office:currency="USD" office:value="0.11" calcext:value-type="currency">
            <text:p>$0.1100</text:p>
          </table:table-cell>
          <table:table-cell table:style-name="ce97" office:value-type="currency" office:currency="USD" office:value="0.082" calcext:value-type="currency">
            <text:p>$0.0820</text:p>
          </table:table-cell>
          <table:table-cell table:style-name="ce70"/>
          <table:table-cell table:style-name="ce97" table:formula="of:=[.F14]*[.B14]" office:value-type="currency" office:currency="USD" office:value="0.11" calcext:value-type="currency">
            <text:p>$0.11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3" calcext:value-type="float">
            <text:p>3</text:p>
          </table:table-cell>
          <table:table-cell table:style-name="ce93" office:value-type="string" calcext:value-type="string">
            <text:p>@0.1uF;6.3V;X5R;0805;10%</text:p>
          </table:table-cell>
          <table:table-cell table:style-name="ce145" office:value-type="string" calcext:value-type="string">
            <text:p>CAP CER 0.1UF 6.3V X5R 0805</text:p>
          </table:table-cell>
          <table:table-cell table:style-name="ce95" office:value-type="string" calcext:value-type="string">
            <text:p><text:a xlink:href="https://www.digikey.com.mx/en/products/detail/avx-corporation/08056D104KAT2A/11568656" xlink:type="simple">https://www.digikey.com.mx/en/products/detail/avx-corporation/08056D104KAT2A/11568656</text:a></text:p>
          </table:table-cell>
          <table:table-cell table:style-name="ce97" office:value-type="currency" office:currency="USD" office:value="0.1" calcext:value-type="currency">
            <text:p>$0.1000</text:p>
          </table:table-cell>
          <table:table-cell table:style-name="ce97" office:value-type="currency" office:currency="USD" office:value="0.06" calcext:value-type="currency">
            <text:p>$0.0600</text:p>
          </table:table-cell>
          <table:table-cell table:style-name="ce70"/>
          <table:table-cell table:style-name="ce97" table:formula="of:=[.F15]*[.B15]" office:value-type="currency" office:currency="USD" office:value="0.3" calcext:value-type="currency">
            <text:p>$0.3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@0.12uF;10V;X7R;0603;10%</text:p>
          </table:table-cell>
          <table:table-cell table:style-name="ce145" office:value-type="string" calcext:value-type="string">
            <text:p>CAP CER 0.12UF 10V X7R 0603</text:p>
          </table:table-cell>
          <table:table-cell table:style-name="ce95" office:value-type="string" calcext:value-type="string">
            <text:p><text:a xlink:href="https://www.digikey.com.mx/en/products/detail/avx-corporation/0603ZC124KAT2A/563350" xlink:type="simple">https://www.digikey.com.mx/en/products/detail/avx-corporation/0603ZC124KAT2A/563350</text:a></text:p>
          </table:table-cell>
          <table:table-cell table:style-name="ce97" office:value-type="currency" office:currency="USD" office:value="0.35" calcext:value-type="currency">
            <text:p>$0.3500</text:p>
          </table:table-cell>
          <table:table-cell table:style-name="ce97" office:value-type="currency" office:currency="USD" office:value="0.242" calcext:value-type="currency">
            <text:p>$0.2420</text:p>
          </table:table-cell>
          <table:table-cell table:style-name="ce70"/>
          <table:table-cell table:style-name="ce97" table:formula="of:=[.F16]*[.B16]" office:value-type="currency" office:currency="USD" office:value="0.35" calcext:value-type="currency">
            <text:p>$0.35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@6800pF;10V;X7R;0603;10%</text:p>
          </table:table-cell>
          <table:table-cell table:style-name="ce145" office:value-type="string" calcext:value-type="string">
            <text:p>CAP CER 6800PF 10V X7R 0603</text:p>
          </table:table-cell>
          <table:table-cell table:style-name="ce95" office:value-type="string" calcext:value-type="string">
            <text:p><text:a xlink:href="https://www.digikey.com.mx/en/products/detail/würth-elektronik/885012206013/5453787" xlink:type="simple">https://www.digikey.com.mx/en/products/detail/w%C3%BCrth-elektronik/885012206013/5453787</text:a></text:p>
          </table:table-cell>
          <table:table-cell table:style-name="ce97" office:value-type="currency" office:currency="USD" office:value="0.1" calcext:value-type="currency">
            <text:p>$0.1000</text:p>
          </table:table-cell>
          <table:table-cell table:style-name="ce97" office:value-type="currency" office:currency="USD" office:value="0.021" calcext:value-type="currency">
            <text:p>$0.0210</text:p>
          </table:table-cell>
          <table:table-cell table:style-name="ce70"/>
          <table:table-cell table:style-name="ce97" table:formula="of:=[.F17]*[.B17]" office:value-type="currency" office:currency="USD" office:value="0.1" calcext:value-type="currency">
            <text:p>$0.1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DIP SW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SWITCH SLIDE DIP SPST 50MA 24V</text:p>
          </table:table-cell>
          <table:table-cell table:style-name="ce89" office:value-type="string" calcext:value-type="string">
            <text:p>206-8 </text:p>
          </table:table-cell>
          <table:table-cell table:style-name="ce95"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table:style-name="ce97" office:value-type="currency" office:currency="USD" office:value="0.9" calcext:value-type="currency">
            <text:p>$0.9000</text:p>
          </table:table-cell>
          <table:table-cell table:style-name="ce97" office:value-type="currency" office:currency="USD" office:value="0.863" calcext:value-type="currency">
            <text:p>$0.8630</text:p>
          </table:table-cell>
          <table:table-cell table:style-name="ce70"/>
          <table:table-cell table:style-name="ce97" table:formula="of:=[.F18]*[.B18]" office:value-type="currency" office:currency="USD" office:value="0.9" calcext:value-type="currency">
            <text:p>$0.9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Traductor Voltaje</text:p>
          </table:table-cell>
          <table:table-cell table:style-name="ce70" office:value-type="float" office:value="2" calcext:value-type="float">
            <text:p>2</text:p>
          </table:table-cell>
          <table:table-cell table:style-name="ce93" office:value-type="string" calcext:value-type="string">
            <text:p>IC TRNSLTR BIDIRECTIONAL 24TSSOP</text:p>
          </table:table-cell>
          <table:table-cell table:style-name="ce89" office:value-type="string" calcext:value-type="string">
            <text:p>74LVC4245APW,118‎</text:p>
          </table:table-cell>
          <table:table-cell table:style-name="ce95"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table:style-name="ce97" office:value-type="currency" office:currency="USD" office:value="0.59" calcext:value-type="currency">
            <text:p>$0.5900</text:p>
          </table:table-cell>
          <table:table-cell table:style-name="ce97" office:value-type="currency" office:currency="USD" office:value="0.517" calcext:value-type="currency">
            <text:p>$0.5170</text:p>
          </table:table-cell>
          <table:table-cell table:style-name="ce70"/>
          <table:table-cell table:style-name="ce97" table:formula="of:=[.F19]*[.B19]" office:value-type="currency" office:currency="USD" office:value="1.18" calcext:value-type="currency">
            <text:p>$1.18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Oscilador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XTAL OSC XO 60.0000MHZ HCMOS SMD</text:p>
          </table:table-cell>
          <table:table-cell table:style-name="ce89" office:value-type="string" calcext:value-type="string">
            <text:p>XLH536060.000000I‎</text:p>
          </table:table-cell>
          <table:table-cell table:style-name="ce95"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table:style-name="ce97" office:value-type="currency" office:currency="USD" office:value="1.91" calcext:value-type="currency">
            <text:p>$1.9100</text:p>
          </table:table-cell>
          <table:table-cell table:style-name="ce97" office:value-type="currency" office:currency="USD" office:value="1.829" calcext:value-type="currency">
            <text:p>$1.8290</text:p>
          </table:table-cell>
          <table:table-cell table:style-name="ce70"/>
          <table:table-cell table:style-name="ce97" table:formula="of:=[.F20]*[.B20]" office:value-type="currency" office:currency="USD" office:value="1.91" calcext:value-type="currency">
            <text:p>$1.91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microUSB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CONN RCPT USB2.0 MICRO B SMD R/A</text:p>
          </table:table-cell>
          <table:table-cell table:style-name="ce89" office:value-type="string" calcext:value-type="string">
            <text:p>10118193-0001LF </text:p>
          </table:table-cell>
          <table:table-cell table:style-name="ce95"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table:style-name="ce97" office:value-type="currency" office:currency="USD" office:value="0.48" calcext:value-type="currency">
            <text:p>$0.4800</text:p>
          </table:table-cell>
          <table:table-cell table:style-name="ce97" office:value-type="currency" office:currency="USD" office:value="0.451" calcext:value-type="currency">
            <text:p>$0.4510</text:p>
          </table:table-cell>
          <table:table-cell table:style-name="ce70"/>
          <table:table-cell table:style-name="ce97" table:formula="of:=[.F21]*[.B21]" office:value-type="currency" office:currency="USD" office:value="0.48" calcext:value-type="currency">
            <text:p>$0.48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Push BT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TACT 4.5 X 4.5, 3.8 MM H, 1.0N,</text:p>
          </table:table-cell>
          <table:table-cell table:style-name="ce89" office:value-type="string" calcext:value-type="string">
            <text:p>PTS647SN38SMTR2LFS</text:p>
          </table:table-cell>
          <table:table-cell table:style-name="ce95"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table:style-name="ce97" office:value-type="currency" office:currency="USD" office:value="0.18" calcext:value-type="currency">
            <text:p>$0.1800</text:p>
          </table:table-cell>
          <table:table-cell table:style-name="ce97" office:value-type="currency" office:currency="USD" office:value="0.177" calcext:value-type="currency">
            <text:p>$0.1770</text:p>
          </table:table-cell>
          <table:table-cell table:style-name="ce70"/>
          <table:table-cell table:style-name="ce97" table:formula="of:=[.F22]*[.B22]" office:value-type="currency" office:currency="USD" office:value="0.18" calcext:value-type="currency">
            <text:p>$0.18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LED Green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@LED;GRE;0603</text:p>
          </table:table-cell>
          <table:table-cell table:style-name="ce89" office:value-type="string" calcext:value-type="string">
            <text:p>LTST-C191KGKT</text:p>
          </table:table-cell>
          <table:table-cell table:style-name="ce95"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table:style-name="ce97" office:value-type="currency" office:currency="USD" office:value="0.26" calcext:value-type="currency">
            <text:p>$0.2600</text:p>
          </table:table-cell>
          <table:table-cell table:style-name="ce97" office:value-type="currency" office:currency="USD" office:value="0.141" calcext:value-type="currency">
            <text:p>$0.1410</text:p>
          </table:table-cell>
          <table:table-cell table:style-name="ce70"/>
          <table:table-cell table:style-name="ce97" table:formula="of:=[.F23]*[.B23]" office:value-type="currency" office:currency="USD" office:value="0.26" calcext:value-type="currency">
            <text:p>$0.26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LED Red</text:p>
          </table:table-cell>
          <table:table-cell table:style-name="ce70" office:value-type="float" office:value="0" calcext:value-type="float">
            <text:p>0</text:p>
          </table:table-cell>
          <table:table-cell table:style-name="ce93" office:value-type="string" calcext:value-type="string">
            <text:p>@LED;RED;0603</text:p>
          </table:table-cell>
          <table:table-cell table:style-name="ce89" office:value-type="string" calcext:value-type="string">
            <text:p>LTST-C191KRKT</text:p>
          </table:table-cell>
          <table:table-cell table:style-name="ce95"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table:style-name="ce97" office:value-type="currency" office:currency="USD" office:value="0.26" calcext:value-type="currency">
            <text:p>$0.2600</text:p>
          </table:table-cell>
          <table:table-cell table:style-name="ce97" office:value-type="currency" office:currency="USD" office:value="0.141" calcext:value-type="currency">
            <text:p>$0.1410</text:p>
          </table:table-cell>
          <table:table-cell table:style-name="ce70"/>
          <table:table-cell table:style-name="ce97" table:formula="of:=[.F24]*[.B24]" office:value-type="currency" office:currency="USD" office:value="0" calcext:value-type="currency">
            <text:p>$0.0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LED Blue</text:p>
          </table:table-cell>
          <table:table-cell table:style-name="ce70" office:value-type="float" office:value="8" calcext:value-type="float">
            <text:p>8</text:p>
          </table:table-cell>
          <table:table-cell table:style-name="ce93" office:value-type="string" calcext:value-type="string">
            <text:p>@LED;BLU;0603</text:p>
          </table:table-cell>
          <table:table-cell table:style-name="ce89" office:value-type="string" calcext:value-type="string">
            <text:p>LTST-C191TBKT</text:p>
          </table:table-cell>
          <table:table-cell table:style-name="ce95"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table:style-name="ce97" office:value-type="currency" office:currency="USD" office:value="0.33" calcext:value-type="currency">
            <text:p>$0.3300</text:p>
          </table:table-cell>
          <table:table-cell table:style-name="ce97" office:value-type="currency" office:currency="USD" office:value="0.262" calcext:value-type="currency">
            <text:p>$0.2620</text:p>
          </table:table-cell>
          <table:table-cell table:style-name="ce70"/>
          <table:table-cell table:style-name="ce97" table:formula="of:=[.F25]*[.B25]" office:value-type="currency" office:currency="USD" office:value="2.64" calcext:value-type="currency">
            <text:p>$2.64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0" calcext:value-type="float">
            <text:p>10</text:p>
          </table:table-cell>
          <table:table-cell table:style-name="ce93" office:value-type="string" calcext:value-type="string">
            <text:p>@1uF; 6.3V; X5R;0805;10%;CER</text:p>
          </table:table-cell>
          <table:table-cell table:style-name="ce71" office:value-type="string" calcext:value-type="string">
            <text:p>CC0805KKX5R5BB105</text:p>
          </table:table-cell>
          <table:table-cell table:style-name="ce146" office:value-type="string" calcext:value-type="string">
            <text:p>https://www.digikey.com.mx/es/products/detail/yageo/CC0805KKX5R5BB105/5884149</text:p>
          </table:table-cell>
          <table:table-cell table:style-name="ce97" office:value-type="currency" office:currency="USD" office:value="0.19" calcext:value-type="currency">
            <text:p>$0.1900</text:p>
          </table:table-cell>
          <table:table-cell table:style-name="ce97" office:value-type="currency" office:currency="USD" office:value="0.128" calcext:value-type="currency">
            <text:p>$0.1280</text:p>
          </table:table-cell>
          <table:table-cell table:style-name="ce70"/>
          <table:table-cell table:style-name="ce97" table:formula="of:=[.F26]*[.B26]" office:value-type="currency" office:currency="USD" office:value="1.9" calcext:value-type="currency">
            <text:p>$1.9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@1M;1/2W;0805;1%</text:p>
          </table:table-cell>
          <table:table-cell table:style-name="ce71" office:value-type="string" calcext:value-type="string">
            <text:p>RES SMD 1M OHM 1% 1/2W 0805</text:p>
          </table:table-cell>
          <table:table-cell table:style-name="ce95" office:value-type="string" calcext:value-type="string">
            <text:p><text:a xlink:href="https://www.digikey.com.mx/es/products/detail/vishay-dale/CRCW08051M00FKEAHP/2222364" xlink:type="simple">https://www.digikey.com.mx/es/products/detail/vishay-dale/CRCW08051M00FKEAHP/2222364</text:a></text:p>
          </table:table-cell>
          <table:table-cell table:style-name="ce97" office:value-type="currency" office:currency="USD" office:value="0.26" calcext:value-type="currency">
            <text:p>$0.2600</text:p>
          </table:table-cell>
          <table:table-cell table:style-name="ce97" office:value-type="currency" office:currency="USD" office:value="0.221" calcext:value-type="currency">
            <text:p>$0.2210</text:p>
          </table:table-cell>
          <table:table-cell table:style-name="ce70"/>
          <table:table-cell table:style-name="ce97" table:formula="of:=[.F27]*[.B27]" office:value-type="currency" office:currency="USD" office:value="0.26" calcext:value-type="currency">
            <text:p>$0.26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21" calcext:value-type="float">
            <text:p>21</text:p>
          </table:table-cell>
          <table:table-cell table:style-name="ce93" office:value-type="string" calcext:value-type="string">
            <text:p>@100;1/4W;0805;1%</text:p>
          </table:table-cell>
          <table:table-cell table:style-name="ce71" office:value-type="string" calcext:value-type="string">
            <text:p>RES 100 OHM 1% 1/4W 0805</text:p>
          </table:table-cell>
          <table:table-cell table:style-name="ce95" office:value-type="string" calcext:value-type="string">
            <text:p><text:a xlink:href="https://www.digikey.com.mx/es/products/detail/stackpole-electronics-inc/RNCP0805FTD100R/2240209" xlink:type="simple">https://www.digikey.com.mx/es/products/detail/stackpole-electronics-inc/RNCP0805FTD100R/2240209</text:a></text:p>
          </table:table-cell>
          <table:table-cell table:style-name="ce97" office:value-type="currency" office:currency="USD" office:value="0.1" calcext:value-type="currency">
            <text:p>$0.1000</text:p>
          </table:table-cell>
          <table:table-cell table:style-name="ce97" office:value-type="currency" office:currency="USD" office:value="0.07" calcext:value-type="currency">
            <text:p>$0.0700</text:p>
          </table:table-cell>
          <table:table-cell table:style-name="ce70"/>
          <table:table-cell table:style-name="ce97" table:formula="of:=[.F28]*[.B28]" office:value-type="currency" office:currency="USD" office:value="2.1" calcext:value-type="currency">
            <text:p>$2.1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9" calcext:value-type="float">
            <text:p>9</text:p>
          </table:table-cell>
          <table:table-cell table:style-name="ce93" office:value-type="string" calcext:value-type="string">
            <text:p>@4.7K;1/4W;0805;1%</text:p>
          </table:table-cell>
          <table:table-cell table:style-name="ce71" office:value-type="string" calcext:value-type="string">
            <text:p>RES 4.7K OHM 1% 1/4W 0805</text:p>
          </table:table-cell>
          <table:table-cell table:style-name="ce95" office:value-type="string" calcext:value-type="string">
            <text:p><text:a xlink:href="https://www.digikey.com.mx/es/products/detail/koa-speer-electronics-inc/SG73S2ATTD4701F/10279923" xlink:type="simple">https://www.digikey.com.mx/es/products/detail/koa-speer-electronics-inc/SG73S2ATTD4701F/10279923</text:a></text:p>
          </table:table-cell>
          <table:table-cell table:style-name="ce97" office:value-type="currency" office:currency="USD" office:value="0.19" calcext:value-type="currency">
            <text:p>$0.1900</text:p>
          </table:table-cell>
          <table:table-cell table:style-name="ce97" office:value-type="currency" office:currency="USD" office:value="0.158" calcext:value-type="currency">
            <text:p>$0.1580</text:p>
          </table:table-cell>
          <table:table-cell table:style-name="ce70"/>
          <table:table-cell table:style-name="ce97" table:formula="of:=[.F29]*[.B29]" office:value-type="currency" office:currency="USD" office:value="1.71" calcext:value-type="currency">
            <text:p>$1.71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@330;1/4W;0805;1%</text:p>
          </table:table-cell>
          <table:table-cell table:style-name="ce71" office:value-type="string" calcext:value-type="string">
            <text:p>RES 330 OHM 1% 1/4W 0805</text:p>
          </table:table-cell>
          <table:table-cell table:style-name="ce95" office:value-type="string" calcext:value-type="string">
            <text:p><text:a xlink:href="https://www.digikey.com.mx/es/products/detail/yageo/RC0805FR-7W330RL/12698865" xlink:type="simple">https://www.digikey.com.mx/es/products/detail/yageo/RC0805FR-7W330RL/12698865</text:a></text:p>
          </table:table-cell>
          <table:table-cell table:style-name="ce97" office:value-type="currency" office:currency="USD" office:value="0.18" calcext:value-type="currency">
            <text:p>$0.1800</text:p>
          </table:table-cell>
          <table:table-cell table:style-name="ce97" office:value-type="currency" office:currency="USD" office:value="1.53" calcext:value-type="currency">
            <text:p>$1.5300</text:p>
          </table:table-cell>
          <table:table-cell table:style-name="ce70"/>
          <table:table-cell table:style-name="ce97" table:formula="of:=[.F30]*[.B30]" office:value-type="currency" office:currency="USD" office:value="0.18" calcext:value-type="currency">
            <text:p>$0.18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6" calcext:value-type="float">
            <text:p>6</text:p>
          </table:table-cell>
          <table:table-cell table:style-name="ce93" office:value-type="string" calcext:value-type="string">
            <text:p>@51;1/4W;0805;5%</text:p>
          </table:table-cell>
          <table:table-cell table:style-name="ce71" office:value-type="string" calcext:value-type="string">
            <text:p>RES 51 OHM 5% 1/4W 0805</text:p>
          </table:table-cell>
          <table:table-cell table:style-name="ce95" office:value-type="string" calcext:value-type="string">
            <text:p><text:a xlink:href="https://www.digikey.com.mx/es/products/detail/koa-speer-electronics-inc/RK73B2ATTD510J/10236476" xlink:type="simple">https://www.digikey.com.mx/es/products/detail/koa-speer-electronics-inc/RK73B2ATTD510J/10236476</text:a></text:p>
          </table:table-cell>
          <table:table-cell table:style-name="ce97" office:value-type="currency" office:currency="USD" office:value="0.1" calcext:value-type="currency">
            <text:p>$0.1000</text:p>
          </table:table-cell>
          <table:table-cell table:style-name="ce97" office:value-type="currency" office:currency="USD" office:value="0.028" calcext:value-type="currency">
            <text:p>$0.0280</text:p>
          </table:table-cell>
          <table:table-cell table:style-name="ce70"/>
          <table:table-cell table:style-name="ce97" table:formula="of:=[.F31]*[.B31]" office:value-type="currency" office:currency="USD" office:value="0.6" calcext:value-type="currency">
            <text:p>$0.6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8" calcext:value-type="float">
            <text:p>8</text:p>
          </table:table-cell>
          <table:table-cell table:style-name="ce93" office:value-type="string" calcext:value-type="string">
            <text:p>@20;1/4W;0805;1%</text:p>
          </table:table-cell>
          <table:table-cell table:style-name="ce71" office:value-type="string" calcext:value-type="string">
            <text:p>RES 20 OHM 1% 1/4W 0805</text:p>
          </table:table-cell>
          <table:table-cell table:style-name="ce95" office:value-type="string" calcext:value-type="string">
            <text:p><text:a xlink:href="https://www.digikey.com.mx/es/products/detail/stackpole-electronics-inc/RNCP0805FTD20R0/2240199" xlink:type="simple">https://www.digikey.com.mx/es/products/detail/stackpole-electronics-inc/RNCP0805FTD20R0/2240199</text:a></text:p>
          </table:table-cell>
          <table:table-cell table:style-name="ce97" office:value-type="currency" office:currency="USD" office:value="0.1" calcext:value-type="currency">
            <text:p>$0.1000</text:p>
          </table:table-cell>
          <table:table-cell table:style-name="ce97" office:value-type="currency" office:currency="USD" office:value="0.07" calcext:value-type="currency">
            <text:p>$0.0700</text:p>
          </table:table-cell>
          <table:table-cell table:style-name="ce70"/>
          <table:table-cell table:style-name="ce97" table:formula="of:=[.F32]*[.B32]" office:value-type="currency" office:currency="USD" office:value="0.8" calcext:value-type="currency">
            <text:p>$0.8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@2.4K;1/4W;0805;1%</text:p>
          </table:table-cell>
          <table:table-cell table:style-name="ce71" office:value-type="string" calcext:value-type="string">
            <text:p>RES 2.4K OHM 1% 1/4W 0805</text:p>
          </table:table-cell>
          <table:table-cell table:style-name="ce95" office:value-type="string" calcext:value-type="string">
            <text:p><text:a xlink:href="https://www.digikey.com.mx/es/products/detail/koa-speer-electronics-inc/RK73H2ATTD2401F/10234257" xlink:type="simple">https://www.digikey.com.mx/es/products/detail/koa-speer-electronics-inc/RK73H2ATTD2401F/10234257</text:a></text:p>
          </table:table-cell>
          <table:table-cell table:style-name="ce97" office:value-type="currency" office:currency="USD" office:value="0.1" calcext:value-type="currency">
            <text:p>$0.1000</text:p>
          </table:table-cell>
          <table:table-cell table:style-name="ce97" office:value-type="currency" office:currency="USD" office:value="0.035" calcext:value-type="currency">
            <text:p>$0.0350</text:p>
          </table:table-cell>
          <table:table-cell table:style-name="ce70"/>
          <table:table-cell table:style-name="ce97" table:formula="of:=[.F33]*[.B33]" office:value-type="currency" office:currency="USD" office:value="0.1" calcext:value-type="currency">
            <text:p>$0.1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@10K;1/4W;0805;1%</text:p>
          </table:table-cell>
          <table:table-cell table:style-name="ce71" office:value-type="string" calcext:value-type="string">
            <text:p>RES 10K OHM 1% 1/4W 0805</text:p>
          </table:table-cell>
          <table:table-cell table:style-name="ce95" office:value-type="string" calcext:value-type="string">
            <text:p><text:a xlink:href="https://www.digikey.com.mx/es/products/detail/koa-speer-electronics-inc/RK73H2ATTE1002F/11476556" xlink:type="simple">https://www.digikey.com.mx/es/products/detail/koa-speer-electronics-inc/RK73H2ATTE1002F/11476556</text:a></text:p>
          </table:table-cell>
          <table:table-cell table:style-name="ce97" office:value-type="currency" office:currency="USD" office:value="0.1" calcext:value-type="currency">
            <text:p>$0.1000</text:p>
          </table:table-cell>
          <table:table-cell table:style-name="ce97" office:value-type="currency" office:currency="USD" office:value="0.04" calcext:value-type="currency">
            <text:p>$0.0400</text:p>
          </table:table-cell>
          <table:table-cell table:style-name="ce70"/>
          <table:table-cell table:style-name="ce97" table:formula="of:=[.F34]*[.B34]" office:value-type="currency" office:currency="USD" office:value="0.1" calcext:value-type="currency">
            <text:p>$0.10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string" calcext:value-type="string">
            <text:p>@10;1/4W;0805;1%</text:p>
          </table:table-cell>
          <table:table-cell table:style-name="ce71" office:value-type="string" calcext:value-type="string">
            <text:p>RES SMD 10 OHM 1% 1/4W 0805</text:p>
          </table:table-cell>
          <table:table-cell table:style-name="ce95" office:value-type="string" calcext:value-type="string">
            <text:p><text:a xlink:href="https://www.digikey.com.mx/es/products/detail/bourns-inc/CRS0805-FX-10R0ELF/5778644" xlink:type="simple">https://www.digikey.com.mx/es/products/detail/bourns-inc/CRS0805-FX-10R0ELF/5778644</text:a></text:p>
          </table:table-cell>
          <table:table-cell table:style-name="ce97" office:value-type="currency" office:currency="USD" office:value="0.21" calcext:value-type="currency">
            <text:p>$0.2100</text:p>
          </table:table-cell>
          <table:table-cell table:style-name="ce97" office:value-type="currency" office:currency="USD" office:value="0.177" calcext:value-type="currency">
            <text:p>$0.1770</text:p>
          </table:table-cell>
          <table:table-cell table:style-name="ce70"/>
          <table:table-cell table:style-name="ce97" table:formula="of:=[.F35]*[.B35]" office:value-type="currency" office:currency="USD" office:value="0.21" calcext:value-type="currency">
            <text:p>$0.2100</text:p>
          </table:table-cell>
          <table:table-cell table:style-name="ce93"/>
          <table:table-cell table:style-name="ce97" table:number-columns-repeated="3"/>
          <table:table-cell table:style-name="ce70" table:number-columns-repeated="1009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6"/>
          <table:table-cell office:value-type="string" calcext:value-type="string">
            <text:p>SubTotal </text:p>
          </table:table-cell>
          <table:table-cell/>
          <table:table-cell table:style-name="ce148" table:formula="of:=SUM([.I2:.I35])" office:value-type="currency" office:currency="USD" office:value="75.34" calcext:value-type="currency">
            <text:p>$75.3400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% Gracia</text:p>
          </table:table-cell>
          <table:table-cell office:value-type="float" office:value="0.2" calcext:value-type="float">
            <text:p>0.2</text:p>
          </table:table-cell>
          <table:table-cell table:style-name="ce148" table:formula="of:=[.I37]*(1+[.H38])" office:value-type="currency" office:currency="USD" office:value="90.408" calcext:value-type="currency">
            <text:p>$90.4080</text:p>
          </table:table-cell>
          <table:table-cell table:number-columns-repeated="1013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5"/>
          <table:table-cell office:value-type="string" calcext:value-type="string">
            <text:p>Unidades Requeridas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8" table:formula="of:=[.I38]*3" office:value-type="currency" office:currency="USD" office:value="271.224" calcext:value-type="currency">
            <text:p>$271.2240</text:p>
          </table:table-cell>
          <table:table-cell table:number-columns-repeated="1013"/>
        </table:table-row>
        <table:table-row table:style-name="ro4" table:number-rows-repeated="1048535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number-style style:name="N125">
      <number:number number:decimal-places="1" number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20:32:24.2134048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6:17:17.067715288</meta:creation-date>
    <dc:date>2021-04-08T21:27:19.337861683</dc:date>
    <meta:editing-duration>PT16H32M39S</meta:editing-duration>
    <meta:editing-cycles>28</meta:editing-cycles>
    <meta:generator>LibreOffice/7.1.1.2$Linux_X86_64 LibreOffice_project/fe0b08f4af1bacafe4c7ecc87ce55bb426164676</meta:generator>
    <meta:document-statistic meta:table-count="3" meta:cell-count="674" meta:object-count="0"/>
  </office:meta>
</office:document-meta>
</file>